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清單段落" style:master-page-name="MP0" style:family="paragraph">
      <style:paragraph-properties fo:break-before="page" fo:text-align="center" fo:text-indent="0.0972in"/>
      <style:text-properties style:font-name="Times New Roman" style:font-name-asian="標楷體" style:font-name-complex="Times New Roman" fo:font-weight="bold" style:font-weight-asian="bold" fo:font-size="14pt" style:font-size-asian="14pt" style:font-size-complex="16pt"/>
    </style:style>
    <style:style style:name="P3" style:parent-style-name="清單段落" style:family="paragraph">
      <style:paragraph-properties fo:text-align="end" fo:text-indent="0.0652in"/>
      <style:text-properties style:font-name="Times New Roman" style:font-name-asian="標楷體" style:font-name-complex="Times New Roman" fo:letter-spacing="-0.0041in" fo:font-size="10pt" style:font-size-asian="10pt" style:font-size-complex="12pt" fo:background-color="#FFFFFF"/>
    </style:style>
    <style:style style:name="P4" style:parent-style-name="內文" style:family="paragraph">
      <style:paragraph-properties style:line-height-at-least="0in" fo:margin-left="0.6666in" fo:text-indent="-0.6666in">
        <style:tab-stops/>
      </style:paragraph-properties>
      <style:text-properties style:font-name="Times New Roman" style:font-name-asian="標楷體" style:font-name-complex="Times New Roman" fo:color="#000000" fo:background-color="#FFFFFF"/>
    </style:style>
    <style:style style:name="P5" style:parent-style-name="內文" style:family="paragraph">
      <style:paragraph-properties fo:text-align="justify" style:line-height-at-least="0in" fo:margin-left="0.6666in" fo:text-indent="-0.6666in">
        <style:tab-stops/>
      </style:paragraph-properties>
    </style:style>
    <style:style style:name="T6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T7" style:parent-style-name="預設段落字型" style:family="text">
      <style:text-properties style:font-name="Times New Roman" style:font-name-asian="標楷體" style:font-name-complex="Times New Roman" fo:color="#000000"/>
    </style:style>
    <style:style style:name="T8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T9" style:parent-style-name="預設段落字型" style:family="text">
      <style:text-properties style:font-name="Times New Roman" style:font-name-asian="標楷體" style:font-name-complex="Times New Roman" fo:color="#000000"/>
    </style:style>
    <style:style style:name="T10" style:parent-style-name="預設段落字型" style:family="text">
      <style:text-properties style:font-name="Times New Roman" style:font-name-asian="標楷體" style:font-name-complex="Times New Roman" fo:color="#000000"/>
    </style:style>
    <style:style style:name="T11" style:parent-style-name="預設段落字型" style:family="text">
      <style:text-properties style:font-name="Times New Roman" style:font-name-asian="標楷體" style:font-name-complex="Times New Roman" fo:color="#000000"/>
    </style:style>
    <style:style style:name="T12" style:parent-style-name="預設段落字型" style:family="text">
      <style:text-properties style:font-name="Times New Roman" style:font-name-asian="標楷體" style:font-name-complex="Times New Roman" fo:color="#000000"/>
    </style:style>
    <style:style style:name="T13" style:parent-style-name="預設段落字型" style:family="text">
      <style:text-properties style:font-name="Times New Roman" style:font-name-asian="標楷體" style:font-name-complex="Times New Roman" fo:color="#000000"/>
    </style:style>
    <style:style style:name="P14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15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16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17" style:parent-style-name="內文" style:family="paragraph">
      <style:paragraph-properties fo:text-align="justify" style:line-height-at-least="0in" fo:margin-left="0.6666in" fo:text-indent="-0.6666in">
        <style:tab-stops/>
      </style:paragraph-properties>
      <style:text-properties style:font-name="Times New Roman" style:font-name-asian="標楷體" style:font-name-complex="Times New Roman" fo:color="#000000" fo:background-color="#FFFFFF"/>
    </style:style>
    <style:style style:name="P18" style:parent-style-name="內文" style:family="paragraph">
      <style:paragraph-properties fo:text-align="justify" style:line-height-at-least="0in" fo:margin-left="1.3333in" fo:text-indent="-0.6666in">
        <style:tab-stops/>
      </style:paragraph-properties>
    </style:style>
    <style:style style:name="T19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T20" style:parent-style-name="預設段落字型" style:family="text">
      <style:text-properties style:font-name="Times New Roman" style:font-name-asian="標楷體" style:font-name-complex="Times New Roman" fo:color="#000000"/>
    </style:style>
    <style:style style:name="P21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22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23" style:parent-style-name="內文" style:family="paragraph">
      <style:paragraph-properties fo:text-align="justify" style:line-height-at-least="0in" fo:margin-left="1.3333in" fo:text-indent="-0.6666in">
        <style:tab-stops/>
      </style:paragraph-properties>
    </style:style>
    <style:style style:name="T24" style:parent-style-name="預設段落字型" style:family="text">
      <style:text-properties style:font-name="Times New Roman" style:font-name-asian="標楷體" style:font-name-complex="Times New Roman" fo:color="#000000"/>
    </style:style>
    <style:style style:name="T25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P26" style:parent-style-name="內文" style:family="paragraph">
      <style:paragraph-properties style:line-height-at-least="0in" fo:margin-left="0.6666in" fo:text-indent="-0.6666in">
        <style:tab-stops/>
      </style:paragraph-properties>
      <style:text-properties style:font-name="Times New Roman" style:font-name-asian="標楷體" style:font-name-complex="Times New Roman" fo:color="#000000" fo:background-color="#FFFFFF"/>
    </style:style>
    <style:style style:name="P27" style:parent-style-name="內文" style:family="paragraph">
      <style:paragraph-properties style:line-height-at-least="0in" fo:margin-left="0.6666in" fo:text-indent="-0.6666in">
        <style:tab-stops/>
      </style:paragraph-properties>
      <style:text-properties style:font-name="Times New Roman" style:font-name-asian="標楷體" style:font-name-complex="Times New Roman" fo:color="#000000" fo:background-color="#FFFFFF"/>
    </style:style>
    <style:style style:name="P28" style:parent-style-name="內文" style:family="paragraph">
      <style:paragraph-properties fo:text-align="justify" style:line-height-at-least="0in" fo:margin-left="0.6666in" fo:text-indent="-0.6666in">
        <style:tab-stops/>
      </style:paragraph-properties>
    </style:style>
    <style:style style:name="T29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T30" style:parent-style-name="預設段落字型" style:family="text">
      <style:text-properties style:font-name="Times New Roman" style:font-name-asian="標楷體" style:font-name-complex="Times New Roman" fo:color="#000000"/>
    </style:style>
    <style:style style:name="P31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32" style:parent-style-name="內文" style:family="paragraph">
      <style:paragraph-properties fo:text-align="justify" style:line-height-at-least="0in" fo:margin-left="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33" style:parent-style-name="內文" style:family="paragraph">
      <style:paragraph-properties fo:text-align="justify" style:line-height-at-least="0in" fo:margin-left="1.3333in" fo:text-indent="-0.6666in">
        <style:tab-stops/>
      </style:paragraph-properties>
      <style:text-properties style:font-name="Times New Roman" style:font-name-asian="標楷體" style:font-name-complex="Times New Roman" fo:color="#000000"/>
    </style:style>
    <style:style style:name="P34" style:parent-style-name="內文" style:family="paragraph">
      <style:paragraph-properties style:line-height-at-least="0in"/>
    </style:style>
    <style:style style:name="T35" style:parent-style-name="預設段落字型" style:family="text">
      <style:text-properties style:font-name="Times New Roman" style:font-name-asian="標楷體" style:font-name-complex="Times New Roman" fo:color="#000000" fo:background-color="#FFFFFF"/>
    </style:style>
    <style:style style:name="T36" style:parent-style-name="預設段落字型" style:family="text">
      <style:text-properties style:font-name="Times New Roman" style:font-name-asian="標楷體" style:font-name-complex="Times New Roman"/>
    </style:style>
    <style:style style:name="P37" style:parent-style-name="內文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東吳大學學雜費調整決策小組設置辦法</text:p>
      <text:p text:style-name="P3">111年12月26日行政會議通過</text:p>
      <text:p text:style-name="P4">第一條　為促進東吳大學（以下簡稱本校）提升教學品質，及合理反應學校教育成本，特依教育部「專科以上學校學雜費收取辦法」訂定本辦法，並設置本校學雜費調整決策小組（以下簡稱本小組）。</text:p>
      <text:p text:style-name="P5"><text:span text:style-name="T6">第</text:span><text:span text:style-name="T7">二</text:span><text:span text:style-name="T8">條　</text:span><text:span text:style-name="T9">本小組成員由校長、副校長、教務長、學務長、總務長、研發</text:span><text:span text:style-name="T10">長、主任秘書、會計室主任、人事室主任、各學院院長、會計學系主任、</text:span><text:span text:style-name="T11">學生會</text:span><text:span text:style-name="T12">正副會長及學生議會正副議長等</text:span><text:span text:style-name="T13">成員組成。</text:span></text:p>
      <text:p text:style-name="P14">前項成員於本校學雜費調整決策期間，為小組當然成員，並隨其職務或身分進退。</text:p>
      <text:p text:style-name="P15">小組召集人由校長擔任，行政事務由校務發展組規劃。</text:p>
      <text:p text:style-name="P16">本小組召集會議時，得視需要邀請校內相關業務單位主管列席。</text:p>
      <text:p text:style-name="P17">第三條　本小組執掌任務如下：</text:p>
      <text:p text:style-name="P18"><text:span text:style-name="T19">一、檢視調整</text:span><text:span text:style-name="T20">學雜費審議基準指標。</text:span></text:p>
      <text:p text:style-name="P21">二、研議學雜費收費基準調幅。</text:p>
      <text:p text:style-name="P22">三、審議學雜費調整支用計畫及助學計畫。</text:p>
      <text:p text:style-name="P23"><text:span text:style-name="T24">四、其他學雜費</text:span><text:span text:style-name="T25">調整事項。</text:span></text:p>
      <text:p text:style-name="P26">第四條　學雜費收費調整檢核所需檔案資料、文書憑證及電磁紀錄等，由本小組統籌整合，供主管機關查核，並得視需要要求相關業務單位提供。</text:p>
      <text:p text:style-name="P27">第五條　本小組研議調整學雜費收費基準，應符合「專科以上學校學雜費收取辦法」，並遵從資訊公開及研議公開程序。</text:p>
      <text:p text:style-name="P28"><text:span text:style-name="T29">第六條　</text:span><text:span text:style-name="T30">本小組依任務需要召開，應有全體委員三分之二以上出席始得開議。</text:span></text:p>
      <text:p text:style-name="P31">議案如須交付本小組表決，應有出席委員過半數同意始為通過。</text:p>
      <text:p text:style-name="P32">如遇無法召開會議且情況急迫之情形，可由業務單位提供書面資料，由會議成員進行書面表決。</text:p>
      <text:p text:style-name="P33">前項書面表決應於會議召開後7日內完成並公告之。</text:p>
      <text:p text:style-name="P34"><text:span text:style-name="T35">第七條　</text:span><text:span text:style-name="T36">本辦法經行政會議通過後，報請校長發布施行，修正時亦同。</text:span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首" style:family="paragraph">
      <style:paragraph-properties fo:text-align="end"/>
      <style:text-properties fo:font-weight="bold" style:font-weight-asian="bold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cu</meta:initial-creator>
    <dc:creator>葉麗雪</dc:creator>
    <meta:creation-date>2023-10-05T07:22:00Z</meta:creation-date>
    <dc:date>2023-10-05T07:22:00Z</dc:date>
    <meta:print-date>2019-07-29T06:0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9" meta:character-count="663" meta:row-count="4" meta:non-whitespace-character-count="565"/>
  </office:meta>
</office:document-meta>
</file>